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parcell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ueilleur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ategori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ategori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category depen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ategory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variet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utilisat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utilisat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utilisat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roduction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vue reste parcel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fonction quantite restant parcel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quantite restant → insert cueillet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poids total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fonction depense to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fonction <text:s/>vente to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result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ableau result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poids total, depense total, poids restant, vente total → tableau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get paiement entre deux da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i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ableau pai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ie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get paiement entre deux dates → tableau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udpate configur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udpate sais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oids m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formulaire bonu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formulaire malu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formulaire sais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poids 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form submit → update sais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3T12:40:00.535000000</dc:date>
    <meta:editing-duration>PT8H8M51S</meta:editing-duration>
    <meta:editing-cycles>11</meta:editing-cycles>
    <meta:generator>LibreOffice/7.4.4.2$Windows_X86_64 LibreOffice_project/85569322deea74ec9134968a29af2df5663baa21</meta:generator>
    <meta:document-statistic meta:table-count="1" meta:cell-count="497" meta:object-count="0"/>
  </office:meta>
</office:document-meta>
</file>